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style:text-properties style:font-name="Times New Roman" officeooo:rsid="000c6d66" officeooo:paragraph-rsid="000c6d66"/>
    </style:style>
    <style:style style:name="P2" style:family="paragraph" style:parent-style-name="Standard">
      <loext:graphic-properties draw:fill-gradient-name="gradient" draw:fill-hatch-name="hatch"/>
      <style:paragraph-properties fo:line-height="200%" fo:text-align="center" style:justify-single-word="false"/>
      <style:text-properties style:font-name="Times New Roman" officeooo:rsid="000c6d66" officeooo:paragraph-rsid="000c6d66"/>
    </style:style>
    <style:style style:name="P3" style:family="paragraph" style:parent-style-name="Standard">
      <loext:graphic-properties draw:fill-gradient-name="gradient" draw:fill-hatch-name="hatch"/>
      <style:paragraph-properties fo:line-height="200%" fo:text-align="start" style:justify-single-word="false"/>
      <style:text-properties style:font-name="Times New Roman" officeooo:rsid="000c6d66" officeooo:paragraph-rsid="0010665f"/>
    </style:style>
    <style:style style:name="T1" style:family="text">
      <style:text-properties officeooo:rsid="000e46a9"/>
    </style:style>
    <style:style style:name="T2" style:family="text">
      <style:text-properties officeooo:rsid="000ee813"/>
    </style:style>
    <style:style style:name="T3" style:family="text">
      <style:text-properties officeooo:rsid="0010665f"/>
    </style:style>
    <style:style style:name="T4" style:family="text">
      <style:text-properties officeooo:rsid="00109384"/>
    </style:style>
    <style:style style:name="T5" style:family="text">
      <style:text-properties officeooo:rsid="001183f8"/>
    </style:style>
    <style:style style:name="T6" style:family="text">
      <style:text-properties officeooo:rsid="00125bd6"/>
    </style:style>
    <style:style style:name="T7" style:family="text">
      <style:text-properties officeooo:rsid="00141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mes Gamble</text:p>
      <text:p text:style-name="P1">ENGL 3140.005</text:p>
      <text:p text:style-name="P2">Scene from “<text:span text:style-name="T1">Manual Mode”</text:span></text:p>
      <text:p text:style-name="P3"><text:tab/><text:span text:style-name="T2">All of a sudden, my ability to breath</text:span><text:span text:style-name="T6">e</text:span><text:span text:style-name="T2"> turned off, like the switch for automatic breathing was flipped. I start</text:span><text:span text:style-name="T6">ed</text:span><text:span text:style-name="T2"> to panic, forcing myself to take deep breaths in and out, like preparing myself before a show; only this time I was ensuring </text:span><text:span text:style-name="T6">whether</text:span><text:span text:style-name="T2"> I could breathe </text:span><text:span text:style-name="T3">or not</text:span><text:span text:style-name="T2">. </text:span></text:p>
      <text:p text:style-name="P3"><text:span text:style-name="T2"><text:tab/>“Hey are you okay?” asked Alysha. She started to have this worried look on her face, concerned as to why I was pacing and breathing so deliberately. </text:span></text:p>
      <text:p text:style-name="P3"><text:span text:style-name="T2"><text:tab/>“</text:span><text:span text:style-name="T3">I don’t know, I’m having a hard time trying to breathe,” I replied to her. I was trying so hard to focus on what she was saying while also focusing on breathing correctly, like I was trying to give an answer to a question while also drowning and fighting to swim back up to the surface. </text:span></text:p>
      <text:p text:style-name="P3"><text:tab/>“<text:span text:style-name="T3">Hey man you’re alright,” said Nathan, directly looking into my eyes as to ensure me of what he was saying was in fact true. “Do you want to step outside and get some fresh air?”</text:span></text:p>
      <text:p text:style-name="P3"><text:tab/><text:span text:style-name="T3">I hesitated to answer. </text:span>“<text:span text:style-name="T3">Yea, I think that may help.” I was unsure whether it would actually help me or not, but for some reason the option for a change felt reassuring amiss the panic I was going through, like a father telling his kid they’re alright after getting hurt. As we walked to the patio door, I was having trouble putting one foot in front of the other, like I had forgotten what it was like to walk with the legs I’ve always had attached to me. Once we made it to the patio, I lean against the railing and try to catch my breath.</text:span></text:p>
      <text:p text:style-name="P3"><text:tab/>“<text:span text:style-name="T3">Dude are you alright? Nathan asked. “You seem to be going through something.”</text:span></text:p>
      <text:p text:style-name="P3"><text:tab/>“<text:span text:style-name="T3">I don’t know man, after hitting that pipe of yours, everything just started going downhill.” Looking back at when I came over, I had hardly eaten 3 wings for dinner before I started drinking and smoking with everyone. When I took my first hit of the pipe, I started coughing terribly, like I wanted to throw up the smoke I inhaled but couldn’t. </text:span><text:span text:style-name="T4">Once the feeling of smoke trapped in me went away, the gradually rise in anxiety started taking control over my thoughts, like someone filling my head with the </text:span><text:soft-page-break/><text:span text:style-name="T4">worse ‘what-if’ scenarios involving me. What if your heart stopped beating? What if you started going blind? What if you forgot how to breathe? And with each one, it felt like those ‘what-ifs’ were coming to life, like my super power was making my thoughts become reality. </text:span></text:p>
      <text:p text:style-name="P3"><text:tab/>“<text:span text:style-name="T4">My guess is that your body is just exhausted. You and I worked a long day, then hardly ate anything for dinner, then went straight into drinking and smoking.” Nathan’s reassuring words started to calm my mental state, telling me why this is happening and thereby telling me indirectly that everything will be okay. His words took me out of <text:s/>“you might die here” mentality to “if you fall unconscious here, there’s people to save you” mentality. </text:span></text:p>
      <text:p text:style-name="P3"><text:tab/>“<text:span text:style-name="T4">Yeah maybe you’re right,” I say, trying to convince not only him, but myself as well. I decided to sit down on one of the patio chairs, to see if I was able to relax and gain control over my body. I didn’t realize how cold it was out here until I sat in the chair, when the metal of the chair touched my hands and arms. It felt like getting a cold shock to my brain, like when you splash cold water on your face. I </text:span><text:span text:style-name="T5">finally started to gain control of my senses; I could see the night sky above us, with Orion’s belt being vaguely visible; I could hear the sounds of cars passing by on the highway, a soothing, repetitive sound that comes with the city life; I could faintly smell the trash bin across from us, an amalgamation of leftover foods, scented sprays, and whatever else people don’t have use for. </text:span></text:p>
      <text:p text:style-name="P3"><text:tab/>“<text:span text:style-name="T5">Has this ever happened to you before?” Nathan asked, trying to keep me focused on something other than my mind.</text:span></text:p>
      <text:p text:style-name="P3"><text:tab/>“<text:span text:style-name="T5">Once before in college. I remember wanting to leave the party and for the feeling to go away, but no matter what I did, the feeling persisted. That was over 3 years ago.” </text:span></text:p>
      <text:p text:style-name="P3"><text:tab/>“How long did it last?”</text:p>
      <text:p text:style-name="P3"><text:tab/>“I can’t say I remember exactly, but it felt like 3 hours passed before I gained control over my body again.” As I said that, I could feel myself violently shaking, like my body was still on the roller coaster of the panic attack I was having. <text:span text:style-name="T6">When I tried to stop these involuntary shakes, I couldn’t stop </text:span><text:soft-page-break/><text:span text:style-name="T6">them for more than a couple seconds, and</text:span> I realized that I was still on the roller coaster <text:span text:style-name="T6">ride </text:span><text:span text:style-name="T7">I thought I was off of</text:span><text:span text:style-name="T6">.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5T10:22:09.027000000</meta:creation-date>
    <dc:date>2022-02-15T12:18:00.765000000</dc:date>
    <meta:editing-duration>PT5M45S</meta:editing-duration>
    <meta:editing-cycles>1</meta:editing-cycles>
    <meta:document-statistic meta:table-count="0" meta:image-count="0" meta:object-count="0" meta:page-count="3" meta:paragraph-count="16" meta:word-count="806" meta:character-count="4331" meta:non-whitespace-character-count="3519"/>
    <meta:generator>LibreOffice/7.2.4.1$Windows_X86_64 LibreOffice_project/27d75539669ac387bb498e35313b970b7fe9c4f9</meta:generator>
  </office:meta>
</office:document-meta>
</file>